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1pt" style:language-asian="zh" style:country-asian="CN" style:font-style-asian="normal" style:font-weight-asian="bold" style:font-name-complex="Tahoma" style:font-size-complex="2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1pt" style:text-underline-style="none" fo:font-weight="bold" style:font-size-asian="21pt" style:font-weight-asian="bold" style:font-size-complex="2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number-columns-repeated="1024" table:default-cell-style-name="ce8"/>
        <table:table-row table:style-name="ro1">
          <table:table-cell table:style-name="ce5" office:value-type="string" calcext:value-type="string" table:number-columns-spanned="6" table:number-rows-spanned="1">
            <text:p>Execuções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6"/>
          <table:table-cell table:style-name="ce7" office:value-type="string" calcext:value-type="string">
            <text:p>SEQUENCIAL</text:p>
          </table:table-cell>
          <table:table-cell table:style-name="ce7" office:value-type="string" calcext:value-type="string">
            <text:p>PRIVATE + CRITICAL</text:p>
          </table:table-cell>
          <table:table-cell table:style-name="ce7" office:value-type="string" calcext:value-type="string">
            <text:p>PRIVATE + ATOMIC</text:p>
          </table:table-cell>
          <table:table-cell table:style-name="ce7" office:value-type="string" calcext:value-type="string">
            <text:p>PRIVATE + REDUCTION</text:p>
          </table:table-cell>
          <table:table-cell table:style-name="ce7" office:value-type="string" calcext:value-type="string">
            <text:p>PRIVAT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PASSOS</text:p>
          </table:table-cell>
          <table:table-cell table:number-columns-repeated="5" table:style-name="ce7" office:value-type="string" calcext:value-type="string">
            <text:p>TEMPO</text:p>
          </table:table-cell>
          <table:table-cell table:number-columns-repeated="1018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121227" calcext:value-type="float">
            <text:p>0,121227</text:p>
          </table:table-cell>
          <table:table-cell office:value-type="float" office:value="3.143774" calcext:value-type="float">
            <text:p>3,143774</text:p>
          </table:table-cell>
          <table:table-cell office:value-type="float" office:value="0.985046" calcext:value-type="float">
            <text:p>0,985046</text:p>
          </table:table-cell>
          <table:table-cell office:value-type="float" office:value="0.02836" calcext:value-type="float">
            <text:p>0,02836</text:p>
          </table:table-cell>
          <table:table-cell office:value-type="float" office:value="0.135834" calcext:value-type="float">
            <text:p>0,135834</text:p>
          </table:table-cell>
          <table:table-cell table:number-columns-repeated="1018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0.239406" calcext:value-type="float">
            <text:p>0,239406</text:p>
          </table:table-cell>
          <table:table-cell office:value-type="float" office:value="6.298357" calcext:value-type="float">
            <text:p>6,298357</text:p>
          </table:table-cell>
          <table:table-cell office:value-type="float" office:value="1.313187" calcext:value-type="float">
            <text:p>1,313187</text:p>
          </table:table-cell>
          <table:table-cell office:value-type="float" office:value="0.038483" calcext:value-type="float">
            <text:p>0,038483</text:p>
          </table:table-cell>
          <table:table-cell office:value-type="float" office:value="0.24325" calcext:value-type="float">
            <text:p>0,24325</text:p>
          </table:table-cell>
          <table:table-cell table:number-columns-repeated="1018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0.356841" calcext:value-type="float">
            <text:p>0,356841</text:p>
          </table:table-cell>
          <table:table-cell office:value-type="float" office:value="9.346483" calcext:value-type="float">
            <text:p>9,346483</text:p>
          </table:table-cell>
          <table:table-cell office:value-type="float" office:value="2.218482" calcext:value-type="float">
            <text:p>2,218482</text:p>
          </table:table-cell>
          <table:table-cell office:value-type="float" office:value="0.055797" calcext:value-type="float">
            <text:p>0,055797</text:p>
          </table:table-cell>
          <table:table-cell office:value-type="float" office:value="0.389405" calcext:value-type="float">
            <text:p>0,389405</text:p>
          </table:table-cell>
          <table:table-cell table:number-columns-repeated="1018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0.473088" calcext:value-type="float">
            <text:p>0,473088</text:p>
          </table:table-cell>
          <table:table-cell office:value-type="float" office:value="26.9549" calcext:value-type="float">
            <text:p>26,9549</text:p>
          </table:table-cell>
          <table:table-cell office:value-type="float" office:value="2.821245" calcext:value-type="float">
            <text:p>2,821245</text:p>
          </table:table-cell>
          <table:table-cell office:value-type="float" office:value="0.066473" calcext:value-type="float">
            <text:p>0,066473</text:p>
          </table:table-cell>
          <table:table-cell office:value-type="float" office:value="0.479776" calcext:value-type="float">
            <text:p>0,479776</text:p>
          </table:table-cell>
          <table:table-cell table:number-columns-repeated="1018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0.591429" calcext:value-type="float">
            <text:p>0,591429</text:p>
          </table:table-cell>
          <table:table-cell office:value-type="float" office:value="34.914773" calcext:value-type="float">
            <text:p>34,914773</text:p>
          </table:table-cell>
          <table:table-cell office:value-type="float" office:value="3.685773" calcext:value-type="float">
            <text:p>3,685773</text:p>
          </table:table-cell>
          <table:table-cell office:value-type="float" office:value="0.074488" calcext:value-type="float">
            <text:p>0,074488</text:p>
          </table:table-cell>
          <table:table-cell office:value-type="float" office:value="0.632277" calcext:value-type="float">
            <text:p>0,632277</text:p>
          </table:table-cell>
          <table:table-cell table:number-columns-repeated="1018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0.70762" calcext:value-type="float">
            <text:p>0,70762</text:p>
          </table:table-cell>
          <table:table-cell office:value-type="float" office:value="41.858434" calcext:value-type="float">
            <text:p>41,858434</text:p>
          </table:table-cell>
          <table:table-cell office:value-type="float" office:value="4.590788" calcext:value-type="float">
            <text:p>4,590788</text:p>
          </table:table-cell>
          <table:table-cell office:value-type="float" office:value="0.076212" calcext:value-type="float">
            <text:p>0,076212</text:p>
          </table:table-cell>
          <table:table-cell office:value-type="float" office:value="0.711542" calcext:value-type="float">
            <text:p>0,711542</text:p>
          </table:table-cell>
          <table:table-cell table:number-columns-repeated="1018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0.824947" calcext:value-type="float">
            <text:p>0,824947</text:p>
          </table:table-cell>
          <table:table-cell office:value-type="float" office:value="49.718546" calcext:value-type="float">
            <text:p>49,718546</text:p>
          </table:table-cell>
          <table:table-cell office:value-type="float" office:value="7.221276" calcext:value-type="float">
            <text:p>7,221276</text:p>
          </table:table-cell>
          <table:table-cell office:value-type="float" office:value="0.094282" calcext:value-type="float">
            <text:p>0,094282</text:p>
          </table:table-cell>
          <table:table-cell office:value-type="float" office:value="0.840881" calcext:value-type="float">
            <text:p>0,840881</text:p>
          </table:table-cell>
          <table:table-cell table:number-columns-repeated="1018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0.952697" calcext:value-type="float">
            <text:p>0,952697</text:p>
          </table:table-cell>
          <table:table-cell office:value-type="float" office:value="53.271175" calcext:value-type="float">
            <text:p>53,271175</text:p>
          </table:table-cell>
          <table:table-cell office:value-type="float" office:value="7.911313" calcext:value-type="float">
            <text:p>7,911313</text:p>
          </table:table-cell>
          <table:table-cell office:value-type="float" office:value="0.104385" calcext:value-type="float">
            <text:p>0,104385</text:p>
          </table:table-cell>
          <table:table-cell office:value-type="float" office:value="0.964076" calcext:value-type="float">
            <text:p>0,964076</text:p>
          </table:table-cell>
          <table:table-cell table:number-columns-repeated="1018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1.058375" calcext:value-type="float">
            <text:p>1,058375</text:p>
          </table:table-cell>
          <table:table-cell office:value-type="float" office:value="59.802662" calcext:value-type="float">
            <text:p>59,802662</text:p>
          </table:table-cell>
          <table:table-cell office:value-type="float" office:value="6.02968" calcext:value-type="float">
            <text:p>6,02968</text:p>
          </table:table-cell>
          <table:table-cell office:value-type="float" office:value="0.111649" calcext:value-type="float">
            <text:p>0,111649</text:p>
          </table:table-cell>
          <table:table-cell office:value-type="float" office:value="1.16938" calcext:value-type="float">
            <text:p>1,16938</text:p>
          </table:table-cell>
          <table:table-cell table:number-columns-repeated="1018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1.176263" calcext:value-type="float">
            <text:p>1,176263</text:p>
          </table:table-cell>
          <table:table-cell office:value-type="float" office:value="7.518502" calcext:value-type="float">
            <text:p>7,518502</text:p>
          </table:table-cell>
          <table:table-cell office:value-type="float" office:value="7.011139" calcext:value-type="float">
            <text:p>7,011139</text:p>
          </table:table-cell>
          <table:table-cell office:value-type="float" office:value="0.131162" calcext:value-type="float">
            <text:p>0,131162</text:p>
          </table:table-cell>
          <table:table-cell office:value-type="float" office:value="1.298727" calcext:value-type="float">
            <text:p>1,298727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6" table:number-rows-spanned="1">
            <text:p>Calculo de speed-up &amp; eficiência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 table:number-columns-spanned="5" table:number-rows-spanned="1">
            <text:p>Speed-up</text:p>
          </table:table-cell>
          <table:covered-table-cell table:number-columns-repeated="3" table:style-name="ce7"/>
          <table:covered-table-cell table:style-name="ce11"/>
          <table:table-cell table:style-name="ce11"/>
          <table:table-cell table:number-columns-repeated="1017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-</text:p>
          </table:table-cell>
          <table:table-cell table:formula="of:=[.B4]/[.C4]" office:value-type="float" office:value="0.0385609779837864" calcext:value-type="float">
            <text:p>0,0385609779837864</text:p>
          </table:table-cell>
          <table:table-cell table:formula="of:=[.B4]/[.D4]" office:value-type="float" office:value="0.123067349139025" calcext:value-type="float">
            <text:p>0,123067349139025</text:p>
          </table:table-cell>
          <table:table-cell table:formula="of:=[.B4]/[.E4]" office:value-type="float" office:value="4.27457686882934" calcext:value-type="float">
            <text:p>4,27457686882934</text:p>
          </table:table-cell>
          <table:table-cell table:formula="of:=[.B4]/[.F4]" office:value-type="float" office:value="0.892464331463404" calcext:value-type="float">
            <text:p>0,892464331463404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-</text:p>
          </table:table-cell>
          <table:table-cell table:formula="of:=[.B5]/[.C5]" office:value-type="float" office:value="0.0380108653733029" calcext:value-type="float">
            <text:p>0,0380108653733029</text:p>
          </table:table-cell>
          <table:table-cell table:formula="of:=[.B5]/[.D5]" office:value-type="float" office:value="0.182309145612925" calcext:value-type="float">
            <text:p>0,182309145612925</text:p>
          </table:table-cell>
          <table:table-cell table:formula="of:=[.B5]/[.E5]" office:value-type="float" office:value="6.2210846347738" calcext:value-type="float">
            <text:p>6,2210846347738</text:p>
          </table:table-cell>
          <table:table-cell table:formula="of:=[.B5]/[.F5]" office:value-type="float" office:value="0.984197327852004" calcext:value-type="float">
            <text:p>0,984197327852004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-</text:p>
          </table:table-cell>
          <table:table-cell table:formula="of:=[.B6]/[.C6]" office:value-type="float" office:value="0.0381791739202864" calcext:value-type="float">
            <text:p>0,0381791739202864</text:p>
          </table:table-cell>
          <table:table-cell table:formula="of:=[.B6]/[.D6]" office:value-type="float" office:value="0.160849175246858" calcext:value-type="float">
            <text:p>0,160849175246858</text:p>
          </table:table-cell>
          <table:table-cell table:formula="of:=[.B6]/[.E6]" office:value-type="float" office:value="6.39534383569009" calcext:value-type="float">
            <text:p>6,39534383569009</text:p>
          </table:table-cell>
          <table:table-cell table:formula="of:=[.B6]/[.F6]" office:value-type="float" office:value="0.916374982344859" calcext:value-type="float">
            <text:p>0,916374982344859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-</text:p>
          </table:table-cell>
          <table:table-cell table:formula="of:=[.B7]/[.C7]" office:value-type="float" office:value="0.0175510946061755" calcext:value-type="float">
            <text:p>0,0175510946061755</text:p>
          </table:table-cell>
          <table:table-cell table:formula="of:=[.B7]/[.D7]" office:value-type="float" office:value="0.167687669805352" calcext:value-type="float">
            <text:p>0,167687669805352</text:p>
          </table:table-cell>
          <table:table-cell table:formula="of:=[.B7]/[.E7]" office:value-type="float" office:value="7.11699487009763" calcext:value-type="float">
            <text:p>7,11699487009763</text:p>
          </table:table-cell>
          <table:table-cell table:formula="of:=[.B7]/[.F7]" office:value-type="float" office:value="0.986060161408657" calcext:value-type="float">
            <text:p>0,986060161408657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-</text:p>
          </table:table-cell>
          <table:table-cell table:formula="of:=[.B8]/[.C8]" office:value-type="float" office:value="0.0169392193957555" calcext:value-type="float">
            <text:p>0,0169392193957555</text:p>
          </table:table-cell>
          <table:table-cell table:formula="of:=[.B8]/[.D8]" office:value-type="float" office:value="0.160462676350388" calcext:value-type="float">
            <text:p>0,160462676350388</text:p>
          </table:table-cell>
          <table:table-cell table:formula="of:=[.B8]/[.E8]" office:value-type="float" office:value="7.93992320910751" calcext:value-type="float">
            <text:p>7,93992320910751</text:p>
          </table:table-cell>
          <table:table-cell table:formula="of:=[.B8]/[.F8]" office:value-type="float" office:value="0.935395404229475" calcext:value-type="float">
            <text:p>0,935395404229475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-</text:p>
          </table:table-cell>
          <table:table-cell table:formula="of:=[.B9]/[.C9]" office:value-type="float" office:value="0.0169050758086172" calcext:value-type="float">
            <text:p>0,0169050758086172</text:p>
          </table:table-cell>
          <table:table-cell table:formula="of:=[.B9]/[.D9]" office:value-type="float" office:value="0.154139115114878" calcext:value-type="float">
            <text:p>0,154139115114878</text:p>
          </table:table-cell>
          <table:table-cell table:formula="of:=[.B9]/[.E9]" office:value-type="float" office:value="9.28488951871096" calcext:value-type="float">
            <text:p>9,28488951871096</text:p>
          </table:table-cell>
          <table:table-cell table:formula="of:=[.B9]/[.F9]" office:value-type="float" office:value="0.994488027410891" calcext:value-type="float">
            <text:p>0,994488027410891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-</text:p>
          </table:table-cell>
          <table:table-cell table:formula="of:=[.B10]/[.C10]" office:value-type="float" office:value="0.0165923396070352" calcext:value-type="float">
            <text:p>0,0165923396070352</text:p>
          </table:table-cell>
          <table:table-cell table:formula="of:=[.B10]/[.D10]" office:value-type="float" office:value="0.114238397756851" calcext:value-type="float">
            <text:p>0,114238397756851</text:p>
          </table:table-cell>
          <table:table-cell table:formula="of:=[.B10]/[.E10]" office:value-type="float" office:value="8.74978256719204" calcext:value-type="float">
            <text:p>8,74978256719204</text:p>
          </table:table-cell>
          <table:table-cell table:formula="of:=[.B10]/[.F10]" office:value-type="float" office:value="0.981050826454635" calcext:value-type="float">
            <text:p>0,981050826454635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-</text:p>
          </table:table-cell>
          <table:table-cell table:formula="of:=[.B11]/[.C11]" office:value-type="float" office:value="0.0178839118904361" calcext:value-type="float">
            <text:p>0,0178839118904361</text:p>
          </table:table-cell>
          <table:table-cell table:formula="of:=[.B11]/[.D11]" office:value-type="float" office:value="0.120422109452628" calcext:value-type="float">
            <text:p>0,120422109452628</text:p>
          </table:table-cell>
          <table:table-cell table:formula="of:=[.B11]/[.E11]" office:value-type="float" office:value="9.12676150787948" calcext:value-type="float">
            <text:p>9,12676150787948</text:p>
          </table:table-cell>
          <table:table-cell table:formula="of:=[.B11]/[.F11]" office:value-type="float" office:value="0.988196988619155" calcext:value-type="float">
            <text:p>0,988196988619155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-</text:p>
          </table:table-cell>
          <table:table-cell table:formula="of:=[.B12]/[.C12]" office:value-type="float" office:value="0.0176977907772734" calcext:value-type="float">
            <text:p>0,0176977907772734</text:p>
          </table:table-cell>
          <table:table-cell table:formula="of:=[.B12]/[.D12]" office:value-type="float" office:value="0.175527557017951" calcext:value-type="float">
            <text:p>0,175527557017951</text:p>
          </table:table-cell>
          <table:table-cell table:formula="of:=[.B12]/[.E12]" office:value-type="float" office:value="9.47948481401535" calcext:value-type="float">
            <text:p>9,47948481401535</text:p>
          </table:table-cell>
          <table:table-cell table:formula="of:=[.B12]/[.F12]" office:value-type="float" office:value="0.90507362876054" calcext:value-type="float">
            <text:p>0,90507362876054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-</text:p>
          </table:table-cell>
          <table:table-cell table:formula="of:=[.B13]/[.C13]" office:value-type="float" office:value="0.156449117124661" calcext:value-type="float">
            <text:p>0,156449117124661</text:p>
          </table:table-cell>
          <table:table-cell table:formula="of:=[.B13]/[.D13]" office:value-type="float" office:value="0.167770600468768" calcext:value-type="float">
            <text:p>0,167770600468768</text:p>
          </table:table-cell>
          <table:table-cell table:formula="of:=[.B13]/[.E13]" office:value-type="float" office:value="8.96801665116421" calcext:value-type="float">
            <text:p>8,96801665116421</text:p>
          </table:table-cell>
          <table:table-cell table:formula="of:=[.B13]/[.F13]" office:value-type="float" office:value="0.905704586106241" calcext:value-type="float">
            <text:p>0,905704586106241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Eficiênci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0.00241006112398665</text:p>
          </table:table-cell>
          <table:table-cell office:value-type="string" calcext:value-type="string">
            <text:p>0.00769170932118906</text:p>
          </table:table-cell>
          <table:table-cell office:value-type="string" calcext:value-type="string">
            <text:p>0.267161054301834</text:p>
          </table:table-cell>
          <table:table-cell office:value-type="string" calcext:value-type="string">
            <text:p>0.0557790207164627</text:p>
          </table:table-cell>
          <table:table-cell table:number-columns-repeated="1018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/>
          <table:table-cell office:value-type="string" calcext:value-type="string">
            <text:p>0.00237567908583143</text:p>
          </table:table-cell>
          <table:table-cell office:value-type="string" calcext:value-type="string">
            <text:p>0.0113943216008078</text:p>
          </table:table-cell>
          <table:table-cell office:value-type="string" calcext:value-type="string">
            <text:p>0.388817789673362</text:p>
          </table:table-cell>
          <table:table-cell office:value-type="string" calcext:value-type="string">
            <text:p>0.0615123329907503</text:p>
          </table:table-cell>
          <table:table-cell table:number-columns-repeated="1018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/>
          <table:table-cell office:value-type="string" calcext:value-type="string">
            <text:p>0.0023861983700179</text:p>
          </table:table-cell>
          <table:table-cell office:value-type="string" calcext:value-type="string">
            <text:p>0.0100530734529286</text:p>
          </table:table-cell>
          <table:table-cell office:value-type="string" calcext:value-type="string">
            <text:p>0.399708989730631</text:p>
          </table:table-cell>
          <table:table-cell office:value-type="string" calcext:value-type="string">
            <text:p>0.0572734363965537</text:p>
          </table:table-cell>
          <table:table-cell table:number-columns-repeated="1018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/>
          <table:table-cell office:value-type="string" calcext:value-type="string">
            <text:p>0.00109694341288597</text:p>
          </table:table-cell>
          <table:table-cell office:value-type="string" calcext:value-type="string">
            <text:p>0.0104804793628345</text:p>
          </table:table-cell>
          <table:table-cell office:value-type="string" calcext:value-type="string">
            <text:p>0.444812179381102</text:p>
          </table:table-cell>
          <table:table-cell office:value-type="string" calcext:value-type="string">
            <text:p>0.0616287600880411</text:p>
          </table:table-cell>
          <table:table-cell table:number-columns-repeated="1018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/>
          <table:table-cell office:value-type="string" calcext:value-type="string">
            <text:p>0.00105870121223472</text:p>
          </table:table-cell>
          <table:table-cell office:value-type="string" calcext:value-type="string">
            <text:p>0.0100289172718993</text:p>
          </table:table-cell>
          <table:table-cell office:value-type="string" calcext:value-type="string">
            <text:p>0.496245200569219</text:p>
          </table:table-cell>
          <table:table-cell office:value-type="string" calcext:value-type="string">
            <text:p>0.0584622127643422</text:p>
          </table:table-cell>
          <table:table-cell table:number-columns-repeated="1018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/>
          <table:table-cell office:value-type="string" calcext:value-type="string">
            <text:p>0.00105656723803858</text:p>
          </table:table-cell>
          <table:table-cell office:value-type="string" calcext:value-type="string">
            <text:p>0.00963369469467987</text:p>
          </table:table-cell>
          <table:table-cell office:value-type="string" calcext:value-type="string">
            <text:p>0.580305594919435</text:p>
          </table:table-cell>
          <table:table-cell office:value-type="string" calcext:value-type="string">
            <text:p>0.0621555017131807</text:p>
          </table:table-cell>
          <table:table-cell table:number-columns-repeated="1018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/>
          <table:table-cell office:value-type="string" calcext:value-type="string">
            <text:p>0.0010370212254397</text:p>
          </table:table-cell>
          <table:table-cell office:value-type="string" calcext:value-type="string">
            <text:p>0.00713989985980317</text:p>
          </table:table-cell>
          <table:table-cell office:value-type="string" calcext:value-type="string">
            <text:p>0.546861410449503</text:p>
          </table:table-cell>
          <table:table-cell office:value-type="string" calcext:value-type="string">
            <text:p>0.0613156766534147</text:p>
          </table:table-cell>
          <table:table-cell table:number-columns-repeated="1018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0.00111774449315225</text:p>
          </table:table-cell>
          <table:table-cell office:value-type="string" calcext:value-type="string">
            <text:p>0.00752638184078926</text:p>
          </table:table-cell>
          <table:table-cell office:value-type="string" calcext:value-type="string">
            <text:p>0.570422594242468</text:p>
          </table:table-cell>
          <table:table-cell office:value-type="string" calcext:value-type="string">
            <text:p>0.0617623117886972</text:p>
          </table:table-cell>
          <table:table-cell table:number-columns-repeated="1018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/>
          <table:table-cell office:value-type="string" calcext:value-type="string">
            <text:p>0.00110611192357959</text:p>
          </table:table-cell>
          <table:table-cell office:value-type="string" calcext:value-type="string">
            <text:p>0.010970472313622</text:p>
          </table:table-cell>
          <table:table-cell office:value-type="string" calcext:value-type="string">
            <text:p>0.59246780087596</text:p>
          </table:table-cell>
          <table:table-cell office:value-type="string" calcext:value-type="string">
            <text:p>0.0565671017975337</text:p>
          </table:table-cell>
          <table:table-cell table:number-columns-repeated="1018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/>
          <table:table-cell office:value-type="string" calcext:value-type="string">
            <text:p>0.00977806982029133</text:p>
          </table:table-cell>
          <table:table-cell office:value-type="string" calcext:value-type="string">
            <text:p>0.010485662529298</text:p>
          </table:table-cell>
          <table:table-cell office:value-type="string" calcext:value-type="string">
            <text:p>0.560501040697763</text:p>
          </table:table-cell>
          <table:table-cell office:value-type="string" calcext:value-type="string">
            <text:p>0.0566065366316401</text:p>
          </table:table-cell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7:21:10.7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05:21:10.164000000</meta:creation-date>
    <dc:date>2022-04-28T08:05:34.174000000</dc:date>
    <meta:editing-duration>PT28M39S</meta:editing-duration>
    <meta:editing-cycles>4</meta:editing-cycles>
    <meta:generator>LibreOffice/7.3.2.2$Windows_X86_64 LibreOffice_project/49f2b1bff42cfccbd8f788c8dc32c1c309559be0</meta:generator>
    <meta:document-statistic meta:table-count="1" meta:cell-count="185" meta:object-count="0"/>
  </office:meta>
</office:document-meta>
</file>